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A10000021A7BB63817A307FA12.png" manifest:media-type="image/png"/>
  <manifest:file-entry manifest:full-path="Pictures/100172AA0000A1BF00005DAC89B75D04D667BFB4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1.7571in" svg:y="1.9543in" svg:width="10.2075in" svg:height="6.198in" draw:z-index="0" draw:transform="translate (-3.34665354330709in -5.05334645669291in) rotate (4.71238898038469) translate (3.34665354330709in 5.05334645669291in)"><draw:image xlink:href="Pictures/100172AA0000A1BF00005DAC89B75D04D667BFB4.svg" xlink:type="simple" xlink:show="embed" xlink:actuate="onLoad" loext:mime-type="image/svg+xml"/><draw:image xlink:href="Pictures/10000201000003A10000021A7BB63817A307FA1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3T21:28:12.330357823</meta:creation-date>
    <dc:date>2023-02-23T21:31:11.960981382</dc:date>
    <meta:editing-duration>PT3M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